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531cm"/>
    </style:style>
    <style:style style:name="Tableau1.C" style:family="table-column">
      <style:table-column-properties style:column-width="5.242cm"/>
    </style:style>
    <style:style style:name="Tableau1.D" style:family="table-column">
      <style:table-column-properties style:column-width="0.259cm"/>
    </style:style>
    <style:style style:name="Tableau1.E" style:family="table-column">
      <style:table-column-properties style:column-width="8.271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03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7" style:family="table-row">
      <style:table-row-properties style:min-row-height="0.388cm" style:keep-together="false" fo:keep-together="always"/>
    </style:style>
    <style:style style:name="Tableau1.8" style:family="table-row">
      <style:table-row-properties style:row-height="0.39cm" style:keep-together="false" fo:keep-together="always"/>
    </style:style>
    <style:style style:name="Tableau1.9" style:family="table-row">
      <style:table-row-properties style:row-height="0.568cm" style:keep-together="false" fo:keep-together="always"/>
    </style:style>
    <style:style style:name="P1" style:family="paragraph" style:parent-style-name="Footnote">
      <style:paragraph-properties fo:text-align="justify" style:justify-single-word="false"/>
    </style:style>
    <style:style style:name="P2" style:family="paragraph" style:parent-style-name="Footnote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Prénom_20_NOM">
      <style:text-properties fo:font-weight="normal" style:font-weight-asian="normal" style:font-name-complex="Arial" style:font-size-complex="11pt"/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Header">
      <style:paragraph-properties style:snap-to-layout-grid="false">
        <style:tab-stops/>
      </style:paragraph-properties>
    </style:style>
    <style:style style:name="P6" style:family="paragraph" style:parent-style-name="Header">
      <style:paragraph-properties fo:line-height="0.459cm">
        <style:tab-stops/>
      </style:paragraph-properties>
      <style:text-properties fo:color="#0000ff"/>
    </style:style>
    <style:style style:name="P7" style:family="paragraph" style:parent-style-name="Header">
      <style:paragraph-properties style:line-height-at-least="0.388cm" style:snap-to-layout-grid="false">
        <style:tab-stops/>
      </style:paragraph-properties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Header">
      <style:paragraph-properties fo:line-height="0.388cm"/>
    </style:style>
    <style:style style:name="P10" style:family="paragraph" style:parent-style-name="Header">
      <style:paragraph-properties fo:line-height="0.635cm">
        <style:tab-stops/>
      </style:paragraph-properties>
    </style:style>
    <style:style style:name="P11" style:family="paragraph" style:parent-style-name="Footer">
      <style:paragraph-properties>
        <style:tab-stops/>
      </style:paragraph-properties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line-height="0.388cm" style:snap-to-layout-grid="false"/>
    </style:style>
    <style:style style:name="P1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5" style:family="paragraph" style:parent-style-name="Standard">
      <style:paragraph-properties fo:line-height="0.388cm" style:snap-to-layout-grid="false"/>
      <style:text-properties fo:font-size="8pt" fo:language="none" fo:country="none" style:font-size-asian="8pt" style:language-asian="none" style:country-asian="none"/>
    </style:style>
    <style:style style:name="P16" style:family="paragraph" style:parent-style-name="Standard">
      <style:paragraph-properties fo:line-height="0.388cm"/>
      <style:text-properties fo:color="#c0c0c0" fo:font-size="8pt" style:font-size-asian="8pt"/>
    </style:style>
    <style:style style:name="P17" style:family="paragraph" style:parent-style-name="Standard">
      <style:paragraph-properties fo:line-height="0.3cm" style:snap-to-layout-grid="false"/>
    </style:style>
    <style:style style:name="P18" style:family="paragraph" style:parent-style-name="Standard">
      <style:paragraph-properties fo:line-height="0.459cm"/>
    </style:style>
    <style:style style:name="P19" style:family="paragraph" style:parent-style-name="Standard">
      <style:paragraph-properties fo:line-height="0.459cm" style:snap-to-layout-grid="false"/>
    </style:style>
    <style:style style:name="P20" style:family="paragraph" style:parent-style-name="Standard">
      <style:paragraph-properties fo:text-align="justify" style:justify-single-word="false"/>
      <style:text-properties style:font-name-complex="Arial" style:font-size-complex="11pt"/>
    </style:style>
    <style:style style:name="P21" style:family="paragraph" style:parent-style-name="Standard">
      <style:text-properties fo:color="#0000ff" style:font-name-complex="Arial"/>
    </style:style>
    <style:style style:name="P22" style:family="paragraph" style:parent-style-name="Standard">
      <style:paragraph-properties fo:line-height="0.459cm"/>
      <style:text-properties fo:color="#0000ff" style:font-name-complex="Arial" style:font-size-complex="11pt"/>
    </style:style>
    <style:style style:name="P23" style:family="paragraph" style:parent-style-name="Standard">
      <style:paragraph-properties fo:line-height="0.388cm" style:snap-to-layout-grid="false"/>
      <style:text-properties fo:color="#0000ff" fo:font-size="8pt" fo:language="en" fo:country="GB" style:font-size-asian="8pt" style:font-name-complex="Arial" style:font-size-complex="8pt"/>
    </style:style>
    <style:style style:name="P24" style:family="paragraph" style:parent-style-name="Standard">
      <style:paragraph-properties style:snap-to-layout-grid="false"/>
      <style:text-properties fo:language="en" fo:country="GB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margin-top="0cm" fo:margin-bottom="0.071cm" fo:line-height="0.564cm" style:snap-to-layout-grid="false"/>
      <style:text-properties fo:color="#c0c0c0" fo:font-size="13pt" style:font-size-asian="13pt"/>
    </style:style>
    <style:style style:name="P27" style:family="paragraph" style:parent-style-name="Standard" style:list-style-name="WW8Num1">
      <style:paragraph-properties fo:margin-left="2.501cm" fo:margin-right="0cm" fo:line-height="100%" fo:text-align="justify" style:justify-single-word="false" fo:text-indent="-1cm" style:auto-text-indent="false">
        <style:tab-stops>
          <style:tab-stop style:position="1.501cm"/>
        </style:tab-stops>
      </style:paragraph-properties>
    </style:style>
    <style:style style:name="T1" style:family="text">
      <style:text-properties fo:font-weight="bold" style:font-weight-asian="bold" style:font-name-complex="Arial" style:font-size-complex="11pt"/>
    </style:style>
    <style:style style:name="T2" style:family="text">
      <style:text-properties fo:color="#0000ff"/>
    </style:style>
    <style:style style:name="T3" style:family="text">
      <style:text-properties fo:color="#0000ff" fo:font-weight="bold" style:font-weight-asian="bold" style:font-size-complex="11pt"/>
    </style:style>
    <style:style style:name="T4" style:family="text">
      <style:text-properties fo:color="#0000ff" fo:font-weight="bold" style:font-weight-asian="bold" style:font-name-complex="Arial" style:font-size-complex="11pt"/>
    </style:style>
    <style:style style:name="T5" style:family="text">
      <style:text-properties fo:color="#0000ff" style:font-name-complex="Arial"/>
    </style:style>
    <style:style style:name="T6" style:family="text">
      <style:text-properties fo:color="#0000ff" style:font-name-complex="Arial" style:font-size-complex="11pt"/>
    </style:style>
    <style:style style:name="T7" style:family="text">
      <style:text-properties fo:color="#0000ff" style:font-size-complex="11pt"/>
    </style:style>
    <style:style style:name="T8" style:family="text">
      <style:text-properties fo:color="#0000ff" fo:font-size="8pt" style:font-size-asian="8pt"/>
    </style:style>
    <style:style style:name="T9" style:family="text">
      <style:text-properties style:font-name-complex="Arial" style:font-size-complex="11pt"/>
    </style:style>
    <style:style style:name="T10" style:family="text">
      <style:text-properties style:font-name-complex="Arial" style:font-size-complex="11pt" style:font-weight-complex="bold"/>
    </style:style>
    <style:style style:name="T11" style:family="text">
      <style:text-properties fo:font-size="8pt" style:font-size-asian="8pt"/>
    </style:style>
    <style:style style:name="T12" style:family="text">
      <style:text-properties fo:font-size="8pt" fo:language="en" fo:country="GB" style:font-size-asian="8pt" style:font-name-complex="Arial" style:font-size-complex="8pt"/>
    </style:style>
    <style:style style:name="T13" style:family="text">
      <style:text-properties fo:language="en" fo:country="GB"/>
    </style:style>
    <style:style style:name="T14" style:family="text">
      <style:text-properties style:font-name="Arial" fo:font-size="11pt" style:font-size-asian="11pt" style:font-name-complex="Arial" style:font-size-complex="11pt"/>
    </style:style>
    <style:style style:name="T15" style:family="text">
      <style:text-properties style:font-name="Arial" fo:font-size="9pt" style:font-size-asian="9pt" style:font-name-complex="Arial" style:font-size-complex="9pt"/>
    </style:style>
    <style:style style:name="T16" style:family="text">
      <style:text-properties style:text-position="super 58%" style:font-name="Arial" fo:font-size="9pt" style:font-size-asian="9pt" style:font-name-complex="Arial" style:font-size-complex="9pt"/>
    </style:style>
    <style:style style:name="T17" style:family="text">
      <style:text-properties fo:font-weight="normal" style:font-weight-asian="normal" style:font-name-complex="Arial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26">Benjamin Voisin</text:p>
            <text:p text:style-name="P16">Chef du Service de l’Insertion</text:p>
            <text:p text:style-name="P16">et de la Solidarité</text:p>
          </table:table-cell>
          <table:covered-table-cell/>
          <table:covered-table-cell/>
          <table:table-cell table:style-name="Tableau1.A1" table:number-columns-spanned="2" office:value-type="string">
            <text:p text:style-name="P12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5"/>
          </table:table-cell>
          <table:covered-table-cell/>
          <table:covered-table-cell/>
          <table:table-cell table:style-name="Tableau1.A1" table:number-rows-spanned="5" office:value-type="string">
            <text:p text:style-name="P12"/>
          </table:table-cell>
          <table:table-cell table:style-name="Tableau1.A1" table:number-rows-spanned="5" office:value-type="string">
            <text:p text:style-name="P19"><text:span text:style-name="T3">« Q</text:span><text:span text:style-name="T4">UAL »</text:span><text:span text:style-name="T3"> </text:span><text:span text:style-name="T3"><text:database-display text:table-name="" text:table-type="table" text:column-name="individu_prenom_individu">«NOM»</text:database-display></text:span><text:span text:style-name="T3"> « </text:span><text:span text:style-name="T4">NOMNAI » « PRENOM »</text:span></text:p>
            <text:p text:style-name="P22">« PRENOM2 » « PRENOM3 »</text:p>
            <text:p text:style-name="P18"><text:span text:style-name="T6">« NUMVOIE », <text:s/>« TYPEVOIE » </text:span><text:span text:style-name="T7"><text:s/></text:span></text:p>
            <text:p text:style-name="P18"><text:span text:style-name="T7">« </text:span><text:span text:style-name="T6">NOMVOIE » « COMPLIDEADR »</text:span></text:p>
            <text:p text:style-name="P21">« COMPLADR » « LIEUDIST »</text:p>
            <text:p text:style-name="P6">« CODEPOS » « LOCAADR »</text:p>
          </table:table-cell>
        </table:table-row>
        <table:table-row table:style-name="Tableau1.4">
          <table:table-cell table:style-name="Tableau1.A1" office:value-type="string">
            <text:p text:style-name="P15"><field:fieldmark-start text:name="__Fieldmark__1899_1418750149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13"><text:span text:style-name="T12">DPAS/SIS/BADA/</text:span><text:span text:style-name="T12">réorientation2011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14">Affaire suivi par :</text:p>
          </table:table-cell>
          <table:covered-table-cell/>
          <table:table-cell table:style-name="Tableau1.A1" office:value-type="string">
            <text:p text:style-name="P23">Gestionnaire selon connexion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15"><field:fieldmark-start text:name="__Fieldmark__1900_1418750149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13"><text:span text:style-name="T11">01 43 93 </text:span><text:span text:style-name="T8">numéro selon connexion</text:span></text:p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" table:number-columns-spanned="3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p text:style-name="P12">Bobigny, le<text:span text:style-name="T2"> « Date_Edition_Courrier_Orientation_allocataire_rsa »</text:span>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25"><text:span text:style-name="T2">« </text:span><text:span text:style-name="T5">QUAL</text:span><text:span text:style-name="T2">»,</text:span></text:p>
      <text:p text:style-name="P25"/>
      <text:p text:style-name="P25">En tant que bénéficiaire du Revenu de Solidarité Active (RSA), vous devez être accompagné<text:span text:style-name="T2">(e),</text:span> dans votre parcours d’insertion, par un service référent unique.</text:p>
      <text:p text:style-name="P25"/>
      <text:p text:style-name="P25">L’Equipe Pluridisciplinaire, lors de sa réunion du <text:span text:style-name="T2">« date EP », </text:span>a examiné votre situation, et afin de répondre au mieux à vos besoins, le Président du Conseil général a<text:span text:style-name="T2"> </text:span>décidé de vous orienter vers un nouveau service référent.</text:p>
      <text:p text:style-name="P25"/>
      <text:p text:style-name="P25"><text:span text:style-name="T9">A compter de ce jour, votre service référent est </text:span><text:span text:style-name="T1">Pôle Emploi</text:span><text:span text:style-name="T9">.</text:span></text:p>
      <text:p text:style-name="P20"/>
      <text:p text:style-name="P25"><text:span text:style-name="T9">Avec l’aide de ce service, vous devrez définir la suite de votre parcours d’insertion et signer un Projet Personnalisé d’Accès à l’Emploi (PPAE).</text:span></text:p>
      <text:list xml:id="list1261638105" text:style-name="WW8Num1">
        <text:list-item>
          <text:p text:style-name="P27"><text:span text:style-name="T9">Si vous êtes déjà inscrit(e) à Pôle Emploi, appelez le 39 49</text:span><text:span text:style-name="Footnote_20_Symbol"><text:span text:style-name="T9"><text:note text:id="ftn1" text:note-class="footnote"><text:note-citation>1</text:note-citation><text:note-body><text:p text:style-name="P1"><text:span text:style-name="T14"><text:s/></text:span><text:span text:style-name="T15">Selon le service, gratuit ou 0,11 € TTC maximum l'appel, hors éventuel surcoût de l'opérateur, voir conditions sur </text:span><text:a xlink:type="simple" xlink:href="http://www.pole-emploi.fr/"><text:span text:style-name="Internet_20_link"><text:span text:style-name="T15">www.pole-emploi.fr</text:span></text:span></text:a></text:p></text:note-body></text:note></text:span></text:span><text:span text:style-name="T9"> afin de convenir d’un rendez-vous avec votre conseiller.</text:span></text:p>
        </text:list-item>
        <text:list-item>
          <text:p text:style-name="P27"><text:span text:style-name="T9">Si vous n’êtes pas inscrit(e) à Pôle Emploi, inscrivez-vous sur le site </text:span><text:a xlink:type="simple" xlink:href="http://www.poleemploi.fr/"><text:span text:style-name="Internet_20_link"><text:span text:style-name="T9">www.pole-emploi.fr</text:span></text:span></text:a><text:span text:style-name="T9"> ou en appelant le 39 49</text:span><text:span text:style-name="Footnote_20_Symbol"><text:span text:style-name="T9"><text:note text:id="ftn2" text:note-class="footnote"><text:note-citation text:label="1">1</text:note-citation><text:note-body><text:p text:style-name="P2"/></text:note-body></text:note></text:span></text:span><text:span text:style-name="T9">.</text:span></text:p>
        </text:list-item>
      </text:list>
      <text:p text:style-name="P20"/>
      <text:p text:style-name="P25"><text:span text:style-name="T9">La loi</text:span><text:span text:style-name="Footnote_20_Symbol"><text:span text:style-name="T9"><text:note text:id="ftn3" text:note-class="footnote"><text:note-citation>2</text:note-citation><text:note-body><text:p text:style-name="Footnote"><text:span text:style-name="T15"><text:s text:c="2"/>Selon l’article L262-37 de la Loi n° 2008-1249 du 1</text:span><text:span text:style-name="T16">er</text:span><text:span text:style-name="T15"> décembre 2008</text:span></text:p></text:note-body></text:note></text:span></text:span><text:span text:style-name="T9"> prévoit que si vous ne respectez pas cette obligation le versement de votre allocation pourra être suspendu.</text:span></text:p>
      <text:p text:style-name="P20"/>
      <text:p text:style-name="P25"><text:span text:style-name="T9">Je vous prie d’agréer, </text:span><text:span text:style-name="T2">« </text:span><text:span text:style-name="T5">QUAL</text:span><text:span text:style-name="T2">»,</text:span> l’expression de mes salutations distinguées<text:span text:style-name="T9">.</text:span></text:p>
      <text:p text:style-name="Texte_20_de_20_saisie"/>
      <text:p text:style-name="P3">Pour le Président du Conseil général<text:line-break/>et par délégation</text:p>
      <text:p text:style-name="P3"/>
      <text:p text:style-name="Prénom_20_NOM"><text:span text:style-name="T9"><text:line-break/></text:span><text:span text:style-name="T10">Benjamin Vois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qualité" style:display-name="Titre qualité" style:family="paragraph" style:parent-style-name="Prénom_20_NOM">
      <style:paragraph-properties fo:line-height="0.529cm"/>
      <style:text-properties fo:font-weight="normal" style:font-weight-asian="norm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line-height="0.388cm"/>
    </style:style>
    <style:style style:name="MP3" style:family="paragraph" style:parent-style-name="Header">
      <style:paragraph-properties>
        <style:tab-stops/>
      </style:paragraph-properties>
    </style:style>
    <style:style style:name="MP4" style:family="paragraph" style:parent-style-name="Header">
      <style:paragraph-properties fo:line-height="0.635cm">
        <style:tab-stops/>
      </style:paragraph-properties>
    </style:style>
    <style:style style:name="MP5" style:family="paragraph" style:parent-style-name="Footer">
      <style:paragraph-properties>
        <style:tab-stops/>
      </style:paragraph-properties>
    </style:style>
    <style:page-layout style:name="Mpm1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302cm" fo:margin-top="0.203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/>/<text:page-count style:num-format="1">1</text:page-count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2"/>
      </style:header>
    </style:master-page>
    <style:master-page style:name="First_20_Page" style:display-name="First Page" style:page-layout-name="Mpm2" style:next-style-name="Standard">
      <style:header>
        <text:p text:style-name="MP3"/>
        <text:p text:style-name="MP3"/>
        <text:p text:style-name="MP3"/>
        <text:p text:style-name="MP3"/>
        <text:p text:style-name="MP3"/>
        <text:p text:style-name="MP4"/>
      </style:header>
      <style:footer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Hakima - 4118</meta:initial-creator>
    <meta:creation-date>2011-07-25T17:01:00</meta:creation-date>
    <dc:creator>hpont</dc:creator>
    <dc:date>2011-08-08T13:59:00</dc:date>
    <meta:print-date>2011-08-05T14:21:00</meta:print-date>
    <meta:editing-cycles>15</meta:editing-cycles>
    <meta:editing-duration>PT11M</meta:editing-duration>
    <meta:document-statistic meta:table-count="1" meta:image-count="0" meta:object-count="0" meta:page-count="1" meta:paragraph-count="30" meta:word-count="294" meta:character-count="1720"/>
    <meta:generator>LibreOffice/3.3$Linux LibreOffice_project/330m19$Build-202</meta:generator>
    <meta:user-defined meta:name="Info 1"/>
    <meta:user-defined meta:name="Info 2"/>
    <meta:user-defined meta:name="Info 3"/>
    <meta:user-defined meta:name="Info 4"/>
  </office:meta>
</office:document-meta>
</file>